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602cm" fo:margin-left="0cm" fo:margin-right="-0.012cm" table:align="margins"/>
    </style:style>
    <style:style style:name="Tabla1.A" style:family="table-column">
      <style:table-column-properties style:column-width="3.833cm" style:rel-column-width="14268*"/>
    </style:style>
    <style:style style:name="Tabla1.B" style:family="table-column">
      <style:table-column-properties style:column-width="13.769cm" style:rel-column-width="51267*"/>
    </style:style>
    <style:style style:name="Tabla1.A1" style:family="table-cell">
      <style:table-cell-properties fo:background-color="#cc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background-color="#ccffff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ombre</text:p>
          </table:table-cell>
          <table:table-cell table:style-name="Tabla1.B1" office:value-type="string">
            <text:p text:style-name="P1">operacion (parametros)</text:p>
          </table:table-cell>
        </table:table-row>
        <table:table-row>
          <table:table-cell table:style-name="Tabla1.A2" office:value-type="string">
            <text:p text:style-name="P2">Responsabilidad</text:p>
          </table:table-cell>
          <table:table-cell table:style-name="Tabla1.B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2">Tipo</text:p>
          </table:table-cell>
          <table:table-cell table:style-name="Tabla1.B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2">Notas</text:p>
          </table:table-cell>
          <table:table-cell table:style-name="Tabla1.B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2">Excepciones</text:p>
          </table:table-cell>
          <table:table-cell table:style-name="Tabla1.B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2">Salida</text:p>
          </table:table-cell>
          <table:table-cell table:style-name="Tabla1.B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2">Precondiciones</text:p>
          </table:table-cell>
          <table:table-cell table:style-name="Tabla1.B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2">Postcondiciones</text:p>
          </table:table-cell>
          <table:table-cell table:style-name="Tabla1.B2" office:value-type="string">
            <text:list xml:id="list979586214559330689" text:style-name="L1">
              <text:list-item>
                <text:p text:style-name="P3">Se creó …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26T11:54:03.814314160</meta:creation-date>
    <dc:date>2016-04-26T11:55:35.624256128</dc:date>
    <meta:editing-duration>P0D</meta:editing-duration>
    <meta:editing-cycles>1</meta:editing-cycles>
    <meta:generator>OpenOffice/4.1.3$Win32 OpenOffice.org_project/413m1$Build-9783</meta:generator>
    <meta:document-statistic meta:table-count="1" meta:image-count="0" meta:object-count="0" meta:page-count="1" meta:paragraph-count="10" meta:word-count="14" meta:character-count="109"/>
  </office:meta>
</office:document-meta>
</file>